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5ad" officeooo:paragraph-rsid="0005a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104<text:tab/><text:tab/><text:tab/>Matriculation Number:170025298</text:p>
      <text:p text:style-name="P1">Week1 - Mall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31:28.525055788</meta:creation-date>
    <dc:date>2019-10-05T17:34:09.175386982</dc:date>
    <meta:editing-duration>PT2M42S</meta:editing-duration>
    <meta:editing-cycles>1</meta:editing-cycles>
    <meta:document-statistic meta:table-count="0" meta:image-count="0" meta:object-count="0" meta:page-count="1" meta:paragraph-count="2" meta:word-count="6" meta:character-count="53" meta:non-whitespace-character-count="47"/>
    <meta:generator>LibreOffice/6.2.7.1$Linux_X86_64 LibreOffice_project/20$Build-1</meta:generator>
  </office:meta>
</office:document-meta>
</file>